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 Mono" svg:font-family="'Andale Mono', Consolas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variant="normal" fo:text-transform="none" style:font-name="Andale Mon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* FROM names</text:p>
      <text:p text:style-name="Standard"/>
      <text:p text:style-name="P1">INSERT INTO names (name, id, created_at, updated_at)</text:p>
      <text:p text:style-name="P1">VALUES('Patrick', '1', NOW(), NOW());</text:p>
      <text:p text:style-name="P1"/>
      <text:p text:style-name="P1"><text:span text:style-name="T1">UPDATE names.names</text:span></text:p>
      <text:p text:style-name="P1"><text:span text:style-name="T1">SET first_name = 'Leon', created_at = NOW(), updated_at = NOW()</text:span></text:p>
      <text:p text:style-name="P1"><text:span text:style-name="T1">WHERE ID = 3;</text:span></text:p>
      <text:p text:style-name="P1"><text:span text:style-name="T1"/></text:p>
      <text:p text:style-name="P1"><text:span text:style-name="T1">INSERT INTO names (names)</text:span></text:p>
      <text:p text:style-name="P1"><text:span text:style-name="T1">VALUES ('Joe'), ('Scott');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 Mono" svg:font-family="'Andale Mono', Consolas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22-12-08T13:24:00.89</meta:creation-date>
    <dc:date>2022-12-08T14:08:45.57</dc:date>
    <dc:creator>Patrick </dc:creator>
    <meta:editing-duration>PT44M45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8" meta:word-count="38" meta:character-count="253"/>
  </office:meta>
</office:document-meta>
</file>